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pt" officeooo:rsid="001ea55e" officeooo:paragraph-rsid="00208a15" style:font-size-asian="6pt" style:font-size-complex="6pt"/>
    </style:style>
    <style:style style:name="P2" style:family="paragraph" style:parent-style-name="Standard">
      <style:text-properties style:font-name="Arial" fo:font-size="6pt" officeooo:rsid="001ea55e" officeooo:paragraph-rsid="001ea55e" style:font-size-asian="6pt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6pt" officeooo:rsid="00208a15" officeooo:paragraph-rsid="0027a8e2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5pt" officeooo:rsid="00208a15" officeooo:paragraph-rsid="002f02e2" style:font-size-asian="5pt" style:font-size-complex="5pt"/>
    </style:style>
    <style:style style:name="P5" style:family="paragraph" style:parent-style-name="Standard">
      <style:paragraph-properties fo:text-align="center" style:justify-single-word="false" fo:break-before="column"/>
      <style:text-properties style:font-name="Arial" fo:font-size="5pt" officeooo:rsid="00208a15" officeooo:paragraph-rsid="00208a15" style:font-size-asian="5pt" style:font-size-complex="5pt"/>
    </style:style>
    <style:style style:name="P6" style:family="paragraph" style:parent-style-name="Standard">
      <style:paragraph-properties fo:margin-top="0.0398in" fo:margin-bottom="0in" loext:contextual-spacing="false"/>
      <style:text-properties style:font-name="Arial" fo:font-size="5pt" officeooo:rsid="002bf066" officeooo:paragraph-rsid="002bf066" style:font-size-asian="4.34999990463257pt" style:font-size-complex="5pt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font-weight="bold" officeooo:rsid="00208a15" officeooo:paragraph-rsid="00208a15" style:font-size-asian="6pt" style:font-weight-asian="bold" style:font-size-complex="6pt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a8e2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conditional-text text:condition="ooow:true" text:string-value-if-true="project_customer" text:string-value-if-false="">project_customer</text:conditional-text> </text:p>
      <text:p text:style-name="P1"><text:conditional-text text:condition="ooow:true" text:string-value-if-true="project_label" text:string-value-if-false="">project_label</text:conditional-text></text:p>
      <text:p text:style-name="P1"><text:conditional-text text:condition="ooow:true" text:string-value-if-true="project_date" text:string-value-if-false="">project_date</text:conditional-text></text:p>
      <text:p text:style-name="P6"><text:conditional-text text:condition="ooow:true" text:string-value-if-true="sample_name" text:string-value-if-false="">sample_name</text:conditional-text></text:p>
      <text:p text:style-name="P5"><text:conditional-text text:condition="ooow:true" text:string-value-if-true="date" text:string-value-if-false="">date</text:conditional-text></text:p>
      <text:p text:style-name="P7"><text:conditional-text text:condition="ooow:true" text:string-value-if-true="type" text:string-value-if-false="">type</text:conditional-text></text:p>
      <text:p text:style-name="P4"><text:conditional-text text:condition="ooow:true" text:string-value-if-true="container" text:string-value-if-false="">container</text:conditional-text></text:p>
      <text:p text:style-name="P4"><text:conditional-text text:condition="ooow:true" text:string-value-if-true="well" text:string-value-if-false="">well</text:conditional-text></text:p>
      <text:p text:style-name="P3"><text:span text:style-name="T1">BC</text:span><text:span text:style-name="T1"><office:annotation><dc:creator>Unknown Author</dc:creator><dc:date>2015-04-22T15:28:46</dc:date><text:list text:style-name=""><text:list-item><text:p text:style-name="P8"><text:span text:style-name="T2"><text:s/></text:span><text:span text:style-name="T2">do text</text:span></text:p></text:list-item><text:list-item><text:p text:style-name="P8"><text:span text:style-name="T2">from document(content=barcode, format='png')</text:span></text:p></text:list-item></text:list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in" fo:page-height="1in" style:num-format="1" style:print-orientation="portrait" fo:margin-top="0.0201in" fo:margin-bottom="0in" fo:margin-left="0.0299in" fo:margin-right="0in" style:shadow="none" style:writing-mode="lr-tb" style:footnote-max-height="0in">
        <style:columns fo:column-count="2">
          <style:column style:rel-width="964*" fo:start-indent="0in" fo:end-indent="0in"/>
          <style:column style:rel-width="476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1:55:37.084431000</meta:creation-date>
    <dc:date>2015-06-25T13:56:41.600223000</dc:date>
    <meta:editing-duration>PT1H47M50S</meta:editing-duration>
    <meta:editing-cycles>19</meta:editing-cycles>
    <meta:generator>LibreOffice/4.3.2.2$MacOSX_x86 LibreOffice_project/edfb5295ba211bd31ad47d0bad0118690f76407d</meta:generator>
    <meta:document-statistic meta:table-count="0" meta:image-count="0" meta:object-count="0" meta:page-count="1" meta:paragraph-count="9" meta:word-count="9" meta:character-count="76" meta:non-whitespace-character-count="75"/>
  </office:meta>
</office:document-meta>
</file>